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8-01_07-23-42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4];CONCATENATE([.C4];&quot; / &quot;;[.E2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8" office:value-type="string">
            <text:p>2023-08-01_00-57-26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7" office:value-type="string">
            <text:p>2023-07-31_21-21-46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8" office:value-type="string">
            <text:p>2023-07-31_21-21-5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8-01_12-35-33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8-01_07-27-5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7-31_18-47-47_000.mp4</text:p>
          </table:table-cell>
          <table:table-cell table:style-name="ce26" office:value-type="string">
            <text:p>:VIDEO / @自室 / 記録 / jap.flute / 演奏、play / R=1 / genre=melody,for=,file-piece-id=~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VIDEO / @自室 / 記録 / jap.flute / 演奏、play / R=1 / genre=melody,for=,file-piece-id=~,memo=~,session=hour-18,recording-id=~,other=~ / follow+">
            <text:p>:VIDEO / @自室 / 記録 / jap.flute / 演奏、play / R=1 / genre=melody,for=,file-piece-id=~,memo=~,session=hour-18,recording-id=~,other=~ / follow+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8-01_11-44-23_000.jpg</text:p>
          </table:table-cell>
          <table:table-cell table:style-name="ce26" office:value-type="string">
            <text:p>:m 1*2 RES / JVEMV6 64#314_asperger_sakakihara / 『アスペルガー症候群と学習障害』 著者=榊原洋一,校注=~ / p.118 / w=,topic=~,publisher=~,other=memo+:list:ギルバーグ。アスペルガー。特徴；memo+:学習障害：定義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1*2 RES / JVEMV6 64#314_asperger_sakakihara / 『アスペルガー症候群と学習障害』 著者=榊原洋一,校注=~ / p.118 / w=,topic=~,publisher=~,other=memo+:list:ギルバーグ。アスペルガー。特徴；memo+:学習障害：定義">
            <text:p>:m 1*2 RES / JVEMV6 64#314_asperger_sakakihara / 『アスペルガー症候群と学習障害』 著者=榊原洋一,校注=~ / p.118 / w=,topic=~,publisher=~,other=memo+:list:ギルバーグ。アスペルガー。特徴；memo+:学習障害：定義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8" office:value-type="string">
            <text:p>2023-08-01_11-44-40_000.jpg</text:p>
          </table:table-cell>
          <table:table-cell table:style-name="ce26" office:value-type="string">
            <text:p>:m 2*2 RES / JVEMV6 64#314_asperger_sakakihara / 『アスペルガー症候群と学習障害』 著者=榊原洋一,校注=~ / p.118 / w=微細脳障害,topic=~,publisher=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2*2 RES / JVEMV6 64#314_asperger_sakakihara / 『アスペルガー症候群と学習障害』 著者=榊原洋一,校注=~ / p.118 / w=微細脳障害,topic=~,publisher=~,other=">
            <text:p>:m 2*2 RES / JVEMV6 64#314_asperger_sakakihara / 『アスペルガー症候群と学習障害』 著者=榊原洋一,校注=~ / p.118 / w=微細脳障害,topic=~,publisher=~,other=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8-01_17-15-26_000.jpg</text:p>
          </table:table-cell>
          <table:table-cell table:style-name="ce26" office:value-type="string">
            <text:p>:m 1*2 RES / JVEMV6 64#316_uchuu_sudoo / 『不自然な宇宙』 著者=須藤靖,校注=~ / p.164 / w=；,topic=,publisher=~,other=memo+:太陽、地球。比較。距離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1*2 RES / JVEMV6 64#316_uchuu_sudoo / 『不自然な宇宙』 著者=須藤靖,校注=~ / p.164 / w=；,topic=,publisher=~,other=memo+:太陽、地球。比較。距離">
            <text:p>:m 1*2 RES / JVEMV6 64#316_uchuu_sudoo / 『不自然な宇宙』 著者=須藤靖,校注=~ / p.164 / w=；,topic=,publisher=~,other=memo+:太陽、地球。比較。距離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17" office:value-type="string">
            <text:p>2023-08-01_17-15-47_000.jpg</text:p>
          </table:table-cell>
          <table:table-cell table:style-name="ce26" office:value-type="string">
            <text:p>:m 2*2 RES / JVEMV6 64#316_uchuu_sudoo / 『不自然な宇宙』 著者=須藤靖,校注=~ / p.164 / w=；,topic=,publisher=~,other=memo+:重力。電磁気力。比較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2*2 RES / JVEMV6 64#316_uchuu_sudoo / 『不自然な宇宙』 著者=須藤靖,校注=~ / p.164 / w=；,topic=,publisher=~,other=memo+:重力。電磁気力。比較">
            <text:p>:m 2*2 RES / JVEMV6 64#316_uchuu_sudoo / 『不自然な宇宙』 著者=須藤靖,校注=~ / p.164 / w=；,topic=,publisher=~,other=memo+:重力。電磁気力。比較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8-01_17-16-11_000.jpg</text:p>
          </table:table-cell>
          <table:table-cell table:style-name="ce26" office:value-type="string">
            <text:p>:m 1*2 RES / free# S87DP9 記事読み / id~browser~media~machine=9E46~yan~huan~NT / theme=IoT;物聯網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1*2 RES / free# S87DP9 記事読み / id~browser~media~machine=9E46~yan~huan~NT / theme=IoT;物聯網,content=~,w=~ / genre=~ / other=~">
            <text:p>:m 1*2 RES / free# S87DP9 記事読み / id~browser~media~machine=9E46~yan~huan~NT / theme=IoT;物聯網,content=~,w=~ / genre=~ / 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8-01_17-16-33_000.jpg</text:p>
          </table:table-cell>
          <table:table-cell table:style-name="ce26" office:value-type="string">
            <text:p>:m 2*2 RES / free# S87DP9 記事読み / id~browser~media~machine=9E46~yan~huan~NT / theme=IoT;物聯網,content=~,w=~ / genre=~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2*2 RES / free# S87DP9 記事読み / id~browser~media~machine=9E46~yan~huan~NT / theme=IoT;物聯網,content=~,w=~ / genre=~ / other=~">
            <text:p>:m 2*2 RES / free# S87DP9 記事読み / id~browser~media~machine=9E46~yan~huan~NT / theme=IoT;物聯網,content=~,w=~ / genre=~ / 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1">2023/08/01</text:date>, <text:time>17:34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01T17:34:05.55</dc:date>
    <dc:creator>岩淵 謙</dc:creator>
    <meta:editing-duration>P57DT23H18M51S</meta:editing-duration>
    <meta:editing-cycles>19326</meta:editing-cycles>
    <meta:document-statistic meta:table-count="2" meta:cell-count="923" meta:object-count="0"/>
    <meta:user-defined meta:name="qrichtext">1</meta:user-defined>
  </office:meta>
</office:document-meta>
</file>